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D1" style:family="table-cell">
      <style:table-cell-properties fo:background-color="#000000" fo:padding="0.097cm" fo:border="0.002cm solid #000000">
        <style:background-image/>
      </style:table-cell-properties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Heading">
      <style:text-properties fo:color="#ffffff" fo:font-style="normal" style:font-style-asian="normal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 fo:orphans="0" fo:widows="0" style:text-autospace="non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text-autospace="none"/>
      <style:text-properties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 fo:orphans="0" fo:widows="0" style:text-autospace="non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/>
    </style:style>
    <style:style style:name="P12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1.27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0cm"/>
        </style:tab-stops>
      </style:paragraph-properties>
    </style:style>
    <style:style style:name="P14" style:family="paragraph" style:parent-style-name="Standard">
      <style:paragraph-properties fo:text-align="justify" style:justify-single-word="false" fo:orphans="0" fo:widows="0" style:text-autospace="none"/>
    </style:style>
    <style:style style:name="P15" style:family="paragraph" style:parent-style-name="Standard">
      <style:paragraph-properties fo:margin-left="0cm" fo:margin-right="0cm" fo:orphans="0" fo:widows="0" fo:text-indent="1.501cm" style:auto-text-indent="false" style:text-autospace="non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1.501cm" style:auto-text-indent="false" style:text-autospace="none">
        <style:tab-stops>
          <style:tab-stop style:position="0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órico</text:p>
      <text:p text:style-name="P1"/>
      <table:table table:name="Tabela1" table:style-name="Tabela1">
        <table:table-column table:style-name="Tabela1.A" table:number-columns-repeated="3"/>
        <table:table-column table:style-name="Tabela1.D"/>
        <table:table-header-rows>
          <table:table-row>
            <table:table-cell table:style-name="Tabela1.A1" office:value-type="string">
              <text:p text:style-name="P2">Versão</text:p>
            </table:table-cell>
            <table:table-cell table:style-name="Tabela1.A1" office:value-type="string">
              <text:p text:style-name="P2">Última Mudança</text:p>
            </table:table-cell>
            <table:table-cell table:style-name="Tabela1.A1" office:value-type="string">
              <text:p text:style-name="P2">Responsáveis</text:p>
            </table:table-cell>
            <table:table-cell table:style-name="Tabela1.D1" office:value-type="string">
              <text:p text:style-name="P2">Descrição</text:p>
            </table:table-cell>
          </table:table-row>
        </table:table-header-rows>
        <table:table-row>
          <table:table-cell table:style-name="Tabela1.A2" office:value-type="string">
            <text:p text:style-name="P3">0.1</text:p>
          </table:table-cell>
          <table:table-cell table:style-name="Tabela1.A2" office:value-type="string">
            <text:p text:style-name="P3">08/06/2006</text:p>
          </table:table-cell>
          <table:table-cell table:style-name="Tabela1.A2" office:value-type="string">
            <text:p text:style-name="P3">A1,A2,A11,A12,A13,A14 e A7(Gerente)</text:p>
          </table:table-cell>
          <table:table-cell table:style-name="Tabela1.D2" office:value-type="string">
            <text:p text:style-name="P3">Revisão dos casos de uso.</text:p>
          </table:table-cell>
        </table:table-row>
      </table:table>
      <text:p text:style-name="P1"/>
      <text:p text:style-name="P4"/>
      <text:p text:style-name="P4"/>
      <text:p text:style-name="P4">ESPECIFICAÇÃO DOS CASOS DE USO TAXAS</text:p>
      <text:p text:style-name="P5"/>
      <text:p text:style-name="P4">Preâmbulo </text:p>
      <text:p text:style-name="P5"/>
      <text:p text:style-name="P5">A manutenção de Taxa irá incluir, alterar e mudar o status de taxas, além de manter informações de todo o histórico das taxas (período inicial de vigência e seu respectivo valor). O órgão que será responsável pela manutenção dessas taxas na UFG é a PROAD.</text:p>
      <text:p text:style-name="P6"/>
      <text:p text:style-name="P6"/>
      <text:p text:style-name="P4">1 - Caso de Uso M.T.1 – Consultar Taxa</text:p>
      <text:p text:style-name="P4">ID: M.T.1</text:p>
      <text:p text:style-name="P7"/>
      <text:p text:style-name="P7">Atores: <text:span text:style-name="T1">Aluno.</text:span></text:p>
      <text:p text:style-name="P8"/>
      <text:p text:style-name="P7">Propósito: <text:span text:style-name="T1">Este caso de uso tem como função, a consultar estatísticas de taxas.</text:span></text:p>
      <text:p text:style-name="P7"><text:s text:c="3"/></text:p>
      <text:p text:style-name="P9"><text:span text:style-name="T2">Descrição:</text:span> Este caso de uso permite que o usuário possa obter e consultar estatística de uma taxa.</text:p>
      <text:p text:style-name="P6"><text:s/></text:p>
      <text:p text:style-name="P10">1.1<text:tab/>Fluxo Básico</text:p>
      <text:p text:style-name="P5"/>
      <text:p text:style-name="P11"><text:span text:style-name="T3">01 <text:s/>Aluno inicia o caso de uso </text:span><text:span text:style-name="T4">Selecionar Taxa</text:span><text:span text:style-name="T3">;</text:span></text:p>
      <text:p text:style-name="P5">02 <text:s/>Aluno seleciona as informações que deseja consultar;</text:p>
      <text:p text:style-name="P5">03 <text:s/>Aluno requisita a confirmação da operação;</text:p>
      <text:p text:style-name="P5">04 <text:s/>Sistema confirma a operação e disponibiliza estas informações.</text:p>
      <text:p text:style-name="P6"/>
      <text:p text:style-name="P10">1.2<text:tab/>Fluxo Alternativo</text:p>
      <text:p text:style-name="P12"/>
      <text:p text:style-name="P13"><text:span text:style-name="T3">No item 03, o sistema exibe mensagem informando que não existe informações para esta taxa.</text:span><text:span text:style-name="T5"> </text:span></text:p>
      <text:p text:style-name="P6"/>
      <text:p text:style-name="P14"><text:span text:style-name="T5">Referência: </text:span><text:span text:style-name="T3">Não se aplica.</text:span></text:p>
      <text:p text:style-name="P6"/>
      <text:p text:style-name="P6"/>
      <text:p text:style-name="P4">2 - Caso de Uso M.T.2 - Alterar Taxa</text:p>
      <text:p text:style-name="P4">ID: M.T.2</text:p>
      <text:p text:style-name="P7"/>
      <text:p text:style-name="P7">Atores: <text:span text:style-name="T1">PROAD</text:span></text:p>
      <text:p text:style-name="P8"/>
      <text:p text:style-name="P7">Propósito: <text:span text:style-name="T1">Este caso de uso tem como função, alterar dados de uma taxa.</text:span></text:p>
      <text:p text:style-name="P7"><text:s text:c="3"/></text:p>
      <text:p text:style-name="P9"><text:span text:style-name="T2">Descrição: </text:span>Este caso de uso permite a alteração de qualquer taxa cadastrada. A Taxa é alterada somente pelo PROAD.</text:p>
      <text:p text:style-name="P5"/>
      <text:p text:style-name="P10">2.1<text:tab/>Fluxo Básico</text:p>
      <text:p text:style-name="P5"/>
      <text:p text:style-name="P11"><text:span text:style-name="T3">01 <text:s/>PROAD nicia o caso de uso </text:span><text:span text:style-name="T4">Selecionar Taxa</text:span><text:span text:style-name="T3">;</text:span></text:p>
      <text:p text:style-name="P5">02 <text:s/>PROAD requisita a confirmação da operação;</text:p>
      <text:p text:style-name="P5">03 <text:s/>Sistema confirma a operação, alterando a taxa;</text:p>
      <text:p text:style-name="P5"/>
      <text:p text:style-name="P4">2.2<text:tab/>Fluxo Alternativo</text:p>
      <text:p text:style-name="P5"/>
      <text:p text:style-name="P5">Não possui fluxo alternativo.</text:p>
      <text:p text:style-name="P6"/>
      <text:p text:style-name="P14"><text:span text:style-name="T5">Referência: </text:span><text:span text:style-name="T3">Não se aplica.</text:span></text:p>
      <text:p text:style-name="P6"/>
      <text:p text:style-name="P6"/>
      <text:p text:style-name="P4">3 - Caso de Uso M.T.3 – Selecionar Taxa</text:p>
      <text:p text:style-name="P4">ID: M.T.3</text:p>
      <text:p text:style-name="P7"/>
      <text:p text:style-name="P7">Atores: <text:span text:style-name="T1">PROAD.</text:span></text:p>
      <text:p text:style-name="P8"/>
      <text:p text:style-name="P7">Propósito: <text:span text:style-name="T1">Este caso de uso tem como função, consultar uma taxa.</text:span></text:p>
      <text:p text:style-name="P7"><text:s text:c="3"/></text:p>
      <text:p text:style-name="P9"><text:span text:style-name="T2">Descrição: </text:span>Operação executada pelo PROAD para selecionar uma taxa.</text:p>
      <text:p text:style-name="P6"/>
      <text:p text:style-name="P4">3.1<text:tab/>Fluxo Básico</text:p>
      <text:p text:style-name="P6"/>
      <text:p text:style-name="P15">01 <text:s/>PROAD preenche as informações para selecionar taxa;</text:p>
      <text:p text:style-name="P15">02 <text:s/>Sistema disponibiliza a(s) taxa(s) de acordo com as informações;</text:p>
      <text:p text:style-name="P15">03 <text:s/>PROAD seleciona a taxa;</text:p>
      <text:p text:style-name="P15">04 <text:s/>PROAD requisita a confirmação da operação;</text:p>
      <text:p text:style-name="P15">05 <text:s/>Sistema confirma a operação, selecionando a taxa;</text:p>
      <text:p text:style-name="P6"/>
      <text:p text:style-name="P4">3.2<text:tab/>Fluxo Alternativo</text:p>
      <text:p text:style-name="P6"/>
      <text:p text:style-name="P5">No item 04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4"><text:span text:style-name="T5">Referência: </text:span><text:span text:style-name="T3">Não se aplica.</text:span></text:p>
      <text:p text:style-name="P6"/>
      <text:p text:style-name="P6"/>
      <text:p text:style-name="P4">4 - Caso de Uso M.T.4 – Cadastrar Taxa</text:p>
      <text:p text:style-name="P4">ID: M.T.4</text:p>
      <text:p text:style-name="P7"/>
      <text:p text:style-name="P7">Atores: <text:span text:style-name="T1">PROAD</text:span></text:p>
      <text:p text:style-name="P8"/>
      <text:p text:style-name="P7">Propósito: <text:span text:style-name="T1">Este caso de uso tem como função, cadastrar uma taxa.</text:span></text:p>
      <text:p text:style-name="P7"><text:tab/></text:p>
      <text:p text:style-name="P16"><text:span text:style-name="T2">Descrição:</text:span> Este caso de uso deverá permitir a inclusão de taxas e a responsabilidade de cadastrar é a PROAD.</text:p>
      <text:p text:style-name="P6"/>
      <text:p text:style-name="P4">4.1<text:tab/>Fluxo Básico</text:p>
      <text:p text:style-name="P6"/>
      <text:p text:style-name="P5">01 <text:s/>PROAD preenche as informações necessárias para a inclusão de uma Taxa;</text:p>
      <text:p text:style-name="P5">02 <text:s/>PROAD requisita a confirmação da operação;</text:p>
      <text:p text:style-name="P5">03 <text:s/>Sistema confirma a operação, cadastrando a taxa.</text:p>
      <text:p text:style-name="P6"/>
      <text:p text:style-name="P4">4.2<text:tab/>Fluxo Alternativo</text:p>
      <text:p text:style-name="P6"/>
      <text:p text:style-name="P5">No item 02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4"><text:span text:style-name="T5">Referência: </text:span><text:span text:style-name="T3">Não se aplica.</text:span></text:p>
      <text:p text:style-name="P6"/>
      <text:p text:style-name="P6"/>
      <text:p text:style-name="P4">5 - Caso de Uso M.T.5 - Consultar Estatísticas</text:p>
      <text:p text:style-name="P4">ID: M.T.5</text:p>
      <text:p text:style-name="P7"/>
      <text:p text:style-name="P7">Atores: <text:span text:style-name="T1">Aluno</text:span></text:p>
      <text:p text:style-name="P8"/>
      <text:p text:style-name="P7">Propósito: <text:span text:style-name="T1">Este caso de uso tem como função, consultar estatíticas de uma taxa.</text:span></text:p>
      <text:p text:style-name="P7"/>
      <text:p text:style-name="P9"><text:span text:style-name="T2">Descrição:</text:span> Este caso de uso permite que um Usuário requisita informações sobre um conjunto de taxas, num determinado período. Dentre as informações que o sistema fornecerá estão: preço médio de uma taxa ao longo de um período; maior valor e menor valor de um conjunto de taxas; preço médio das taxas selecionadas; evolução das taxas.</text:p>
      <text:p text:style-name="P4">5.1<text:tab/>Fluxo Básico</text:p>
      <text:p text:style-name="P6"/>
      <text:p text:style-name="P11"><text:span text:style-name="T3">01 <text:s/>Aluno inicia o caso de uso </text:span><text:span text:style-name="T4">Selecionar Taxa</text:span><text:span text:style-name="T3">;</text:span></text:p>
      <text:p text:style-name="P15">02 <text:s/>Aluno preenche as informações que deseja consultar;</text:p>
      <text:p text:style-name="P15">03 <text:s/>Aluno requisita a confirmação da operação;</text:p>
      <text:p text:style-name="P15">04 <text:s/>Sistema confirma a operação, disponibilizando os dados da estatísticas.</text:p>
      <text:p text:style-name="P5"/>
      <text:p text:style-name="P4">5.2<text:tab/>Fluxo Alternativo</text:p>
      <text:p text:style-name="P6"/>
      <text:p text:style-name="P5">No item 03, o sistema exibe mensagem contendo campos obrigatórios que não foram preenchidos e aqueles contendo informações inconsistentes, o sistema sugere que sejam fornecidas e alteradas, respectivamente.</text:p>
      <text:p text:style-name="P6"/>
      <text:p text:style-name="P14"><text:span text:style-name="T5">Referência: </text:span><text:span text:style-name="T3">Não se aplica.</text:span></text:p>
      <text:p text:style-name="P6"/>
      <text:p text:style-name="P6"/>
      <text:p text:style-name="P6"/>
      <text:p text:style-name="P4">6 - Caso de Uso M.T.6 - Cadastrar Interessados</text:p>
      <text:p text:style-name="P4">ID: M.T.6</text:p>
      <text:p text:style-name="P7"/>
      <text:p text:style-name="P7">Atores: <text:span text:style-name="T1">Aluno.</text:span></text:p>
      <text:p text:style-name="P8"/>
      <text:p text:style-name="P7">Propósito: <text:span text:style-name="T1">Este caso de uso tem como função, cadastrar interessados em informações.</text:span></text:p>
      <text:p text:style-name="P5"/>
      <text:p text:style-name="P9"><text:span text:style-name="T2">Descrição:</text:span> Cadastra no sistema um novo interessado em receber informações sobre qualquer alteração nas taxas.</text:p>
      <text:p text:style-name="P5"/>
      <text:p text:style-name="P4">6.1<text:tab/>Fluxo Básico</text:p>
      <text:p text:style-name="P6"/>
      <text:p text:style-name="P11"><text:span text:style-name="T3">01 <text:s/>Aluno inicia o caso de uso </text:span><text:span text:style-name="T4">Selecionar Usuário</text:span><text:span text:style-name="T3">;</text:span></text:p>
      <text:p text:style-name="P5">02 <text:s/>Aluno fornece o e-mail do interessado;</text:p>
      <text:p text:style-name="P5">03 <text:s/>Aluno requisita a confirmação da operação;</text:p>
      <text:p text:style-name="P5">04 <text:s/>Sistema confirma a operação, cadastrando o interessado.</text:p>
      <text:p text:style-name="P5"/>
      <text:p text:style-name="P4">6.2<text:tab/>Fluxo Alternativo</text:p>
      <text:p text:style-name="P6"/>
      <text:p text:style-name="P5">No item 03, o sistema exibe mensagem que já existe o e-mail e o caso de uso termina.</text:p>
      <text:p text:style-name="P5"/>
      <text:p text:style-name="P14"><text:span text:style-name="T5">Referência: </text:span><text:span text:style-name="T3">Não se aplica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fo:font-size="11pt" style:font-size-asian="11pt" style:font-size-complex="11pt"/>
    </style:style>
    <style:style style:name="P2" style:family="paragraph" style:parent-style-name="Footer">
      <style:paragraph-properties fo:text-align="end" style:justify-single-word="false"/>
      <style:text-properties fo:font-size="11pt" style:font-size-asian="11pt" style:font-size-complex="11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UC-Taxas – Versão 0.1</text:p>
      </style:header>
      <style:footer>
        <text:p text:style-name="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BrOffice.org/2.0$Win32 OpenOffice.org_project/680m1$Build-8990</meta:generator>
    <meta:initial-creator>AILTON ANTONIO</meta:initial-creator>
    <meta:creation-date>2006-06-04T13:59:44</meta:creation-date>
    <dc:creator>Leandro Pires Rabelo</dc:creator>
    <dc:date>2006-06-08T21:21:39</dc:date>
    <dc:language>pt-BR</dc:language>
    <meta:editing-cycles>11</meta:editing-cycles>
    <meta:editing-duration>PT54M2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96" meta:word-count="737" meta:character-count="4501"/>
  </office:meta>
</office:document-meta>
</file>